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1FA6800004B7B000023CB165A8EA9.svg" manifest:media-type="image/svg+xml"/>
  <manifest:file-entry manifest:full-path="Pictures/10000001000002DA0000015A7D4C3B7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51cm" svg:height="7.747cm" svg:x="1.22cm" svg:y="5.393cm">
          <draw:image xlink:href="Pictures/1001FA6800004B7B000023CB165A8EA9.svg" xlink:type="simple" xlink:show="embed" xlink:actuate="onLoad" draw:mime-type="image/svg+xml">
            <text:p/>
          </draw:image>
          <draw:image xlink:href="Pictures/10000001000002DA0000015A7D4C3B7F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85cm" fo:margin-bottom="0.585cm" fo:margin-left="0.585cm" fo:margin-right="0.58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0-05T14:27:40.949000000</dc:date>
    <meta:editing-duration>PT9M24S</meta:editing-duration>
    <meta:editing-cycles>2</meta:editing-cycles>
    <meta:generator>LibreOffice/24.8.1.2$Windows_X86_64 LibreOffice_project/87fa9aec1a63e70835390b81c40bb8993f1d4ff6</meta:generator>
    <meta:document-statistic meta:object-count="1"/>
  </office:meta>
</office:document-meta>
</file>